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6e82d" officeooo:paragraph-rsid="0006e82d" style:font-weight-asian="bold" style:font-weight-complex="bold"/>
    </style:style>
    <style:style style:name="P2" style:family="paragraph" style:parent-style-name="Standard">
      <style:paragraph-properties fo:margin-top="0.101cm" fo:margin-bottom="0.101cm" style:contextual-spacing="false"/>
      <style:text-properties fo:font-style="italic" fo:font-weight="normal" officeooo:rsid="000978d7" officeooo:paragraph-rsid="000978d7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weight="normal" officeooo:rsid="0006e82d" officeooo:paragraph-rsid="0006e82d" style:font-weight-asian="normal" style:font-weight-complex="normal"/>
    </style:style>
    <style:style style:name="P4" style:family="paragraph" style:parent-style-name="Standard">
      <style:text-properties fo:color="#ffffff" loext:opacity="100%" fo:font-weight="normal" officeooo:rsid="0006e82d" officeooo:paragraph-rsid="0006e82d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style="italic" fo:font-weight="normal" officeooo:rsid="0006e82d" officeooo:paragraph-rsid="0006e82d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6e82d" officeooo:paragraph-rsid="0006e82d" style:font-weight-asian="normal" style:font-weight-complex="normal"/>
    </style:style>
    <style:style style:name="P7" style:family="paragraph" style:parent-style-name="Standard">
      <style:paragraph-properties fo:margin-top="0.101cm" fo:margin-bottom="0.101cm" style:contextual-spacing="false" style:writing-mode="lr-tb"/>
      <style:text-properties fo:font-weight="normal" officeooo:rsid="000978d7" officeooo:paragraph-rsid="000978d7" style:font-weight-asian="normal" style:font-weight-complex="normal"/>
    </style:style>
    <style:style style:name="P8" style:family="paragraph" style:parent-style-name="Standard">
      <style:paragraph-properties style:writing-mode="lr-tb"/>
      <style:text-properties fo:font-weight="normal" officeooo:rsid="000978d7" officeooo:paragraph-rsid="000978d7" style:font-weight-asian="normal" style:font-weight-complex="normal"/>
    </style:style>
    <style:style style:name="P9" style:family="paragraph" style:parent-style-name="Standard">
      <style:paragraph-properties fo:margin-top="0.101cm" fo:margin-bottom="0.101cm" style:contextual-spacing="false" style:writing-mode="lr-tb"/>
      <style:text-properties fo:font-style="italic" fo:font-weight="normal" officeooo:rsid="0018b6c9" officeooo:paragraph-rsid="0018b6c9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top="0cm" fo:margin-bottom="0cm" style:contextual-spacing="false" style:writing-mode="lr-tb"/>
      <style:text-properties fo:font-style="normal" fo:font-weight="normal" officeooo:rsid="0018b6c9" officeooo:paragraph-rsid="0018b6c9" style:font-style-asian="normal" style:font-weight-asian="normal" style:font-style-complex="normal" style:font-weight-complex="normal"/>
    </style:style>
    <style:style style:name="T1" style:family="text">
      <style:text-properties officeooo:rsid="002871fd"/>
    </style:style>
    <style:style style:name="T2" style:family="text">
      <style:text-properties officeooo:rsid="001e0895"/>
    </style:style>
    <style:style style:name="T3" style:family="text">
      <style:text-properties officeooo:rsid="000978d7"/>
    </style:style>
    <style:style style:name="T4" style:family="text">
      <style:text-properties officeooo:rsid="00074856"/>
    </style:style>
    <style:style style:name="T5" style:family="text">
      <style:text-properties officeooo:rsid="001fadcf"/>
    </style:style>
    <style:style style:name="T6" style:family="text">
      <style:text-properties officeooo:rsid="000c6572"/>
    </style:style>
    <style:style style:name="T7" style:family="text">
      <style:text-properties officeooo:rsid="00072458"/>
    </style:style>
    <style:style style:name="T8" style:family="text">
      <style:text-properties officeooo:rsid="0008d3c0"/>
    </style:style>
    <style:style style:name="T9" style:family="text">
      <style:text-properties officeooo:rsid="000fc1f9"/>
    </style:style>
    <style:style style:name="T10" style:family="text">
      <style:text-properties officeooo:rsid="00123619"/>
    </style:style>
    <style:style style:name="T11" style:family="text">
      <style:text-properties fo:font-variant="normal" fo:text-transform="none" fo:color="#ffffff" loext:opacity="100%" fo:letter-spacing="normal"/>
    </style:style>
    <style:style style:name="T12" style:family="text">
      <style:text-properties fo:font-variant="normal" fo:text-transform="none" fo:color="#ffffff" loext:opacity="100%" style:text-position="super 58%" fo:letter-spacing="normal" officeooo:rsid="0027b57f"/>
    </style:style>
    <style:style style:name="T13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c6572" style:font-style-asian="italic" style:font-style-complex="italic"/>
    </style:style>
    <style:style style:name="T16" style:family="text">
      <style:text-properties officeooo:rsid="0009ee33"/>
    </style:style>
    <style:style style:name="T17" style:family="text">
      <style:text-properties officeooo:rsid="00155618"/>
    </style:style>
    <style:style style:name="T18" style:family="text">
      <style:text-properties officeooo:rsid="000a9e39"/>
    </style:style>
    <style:style style:name="T19" style:family="text">
      <style:text-properties officeooo:rsid="0022749a"/>
    </style:style>
    <style:style style:name="T20" style:family="text">
      <style:text-properties officeooo:rsid="00113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>Manhattan, N<text:span text:style-name="T1">ew </text:span>Y<text:span text:style-name="T1">ork</text:span>: Financial Hub <text:span text:style-name="T2">of the World</text:span></text:p>
      <text:p text:style-name="P3"><text:span text:style-name="T3">The borough of </text:span>Manhattan is the home to <text:span text:style-name="T4">Wall Street, the</text:span> New York Stock Exchange <text:span text:style-name="T5">and the Nasdaq</text:span>, the World Trade Center, <text:span text:style-name="T6">the Empire State Building</text:span>, the headquarters of US banks such as JPMorgan, Goldman Sachs, Morgan Stanley, and American Express, and hence, is <text:span text:style-name="T7">one of </text:span>the fina<text:span text:style-name="T7">nc</text:span><text:span text:style-name="T8">ial</text:span><text:span text:style-name="T7"> centers of the world. </text:span><text:span text:style-name="T9">It’s also home to Silicon Alley (not Valley); the tech center of New York, </text:span><text:span text:style-name="T10">and headquarters Verizon, IBM, Pepsico, etc.</text:span></text:p>
      <text:p text:style-name="P4"/>
      <text:p text:style-name="P5"><text:span text:style-name="T11">“The borough contained over 500 million square feet (46.5 million m</text:span><text:span text:style-name="T12">2</text:span><text:span text:style-name="T11">) of office space in 2015”</text:span></text:p>
      <text:p text:style-name="P6"><text:a xlink:type="simple" xlink:href="https://en.wikipedia.org/wiki/Economy_of_New_York_City" text:style-name="Internet_20_link" text:visited-style-name="Visited_20_Internet_20_Link"><text:span text:style-name="T13">https://en.wikipedia.org/wiki/Economy_of_New_York_City</text:span></text:a></text:p>
      <text:p text:style-name="P5"/>
      <text:p text:style-name="P7"><text:span text:style-name="T14">Tourism: </text:span><text:span text:style-name="T15">t</text:span><text:span text:style-name="T14">he Big Apple</text:span></text:p>
      <text:p text:style-name="P8"><text:span text:style-name="T5">An </text:span>internationally-known tourist spot, <text:span text:style-name="T5">New York</text:span> <text:span text:style-name="T5">is</text:span><text:span text:style-name="T16"> where </text:span><text:span text:style-name="T17">the show </text:span><text:span text:style-name="T16">Friends </text:span><text:span text:style-name="T6">was</text:span><text:span text:style-name="T16"> ba</text:span><text:span text:style-name="T18">s</text:span><text:span text:style-name="T16">ed, as well as Sex &amp; and the City, Harlem is the ground zero of rap music, </text:span><text:span text:style-name="T19">Broadway is one of the centers of thheater</text:span><text:span text:style-name="T16">; </text:span><text:span text:style-name="T20">and surrounding Manhattan is 3 major airports: LaGuardia, Newark, and JFK.</text:span></text:p>
      <text:p text:style-name="P8"/>
      <text:p text:style-name="P9">Yellow Taxis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14:24:40.416547861</meta:creation-date>
    <meta:generator>LibreOffice/25.2.6.2$Linux_X86_64 LibreOffice_project/520$Build-2</meta:generator>
    <dc:date>2026-04-10T17:48:47.870559668</dc:date>
    <meta:editing-duration>PT1H38M49S</meta:editing-duration>
    <meta:editing-cycles>31</meta:editing-cycles>
    <meta:document-statistic meta:table-count="0" meta:image-count="0" meta:object-count="0" meta:page-count="1" meta:paragraph-count="8" meta:word-count="152" meta:character-count="939" meta:non-whitespace-character-count="795"/>
  </office:meta>
</office:document-meta>
</file>